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tern 1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tern 1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2.789" calcext:value-type="float">
            <text:p>2.789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tern 1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6.123" calcext:value-type="float">
            <text:p>6.123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tern 1</text:p>
          </table:table-cell>
          <table:table-cell office:value-type="float" office:value="4.567" calcext:value-type="float">
            <text:p>4.567</text:p>
          </table:table-cell>
          <table:table-cell table:number-columns-repeated="2" office:value-type="float" office:value="8.901" calcext:value-type="float">
            <text:p>8.901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ern 1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ttern 1</text:p>
          </table:table-cell>
          <table:table-cell office:value-type="float" office:value="6.789" calcext:value-type="float">
            <text:p>6.789</text:p>
          </table:table-cell>
          <table:table-cell table:number-columns-repeated="2" office:value-type="float" office:value="1.234" calcext:value-type="float">
            <text:p>1.234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tern 1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ttern 1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ttern 1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ttern 1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ttern 1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ttern 1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 2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 2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 2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ttern 2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ttern 2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ttern 2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ttern 3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ttern 3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ttern 3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ttern 3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ttern 3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ttern 3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 3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ttern 3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ttern 3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 3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ttern 3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ttern 3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ttern 3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ttern 3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ttern 3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tern 3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ttern 3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ttern 3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4-01-27T01:06:43.274367174</dc:date>
    <dc:creator>Pudding Chen</dc:creator>
    <meta:editing-duration>PT9M59S</meta:editing-duration>
    <meta:editing-cycles>4</meta:editing-cycles>
    <meta:generator>LibreOffice/7.3.7.2$Linux_X86_64 LibreOffice_project/30$Build-2</meta:generator>
    <meta:document-statistic meta:table-count="1" meta:cell-count="427" meta:object-count="0"/>
  </office:meta>
</office:document-meta>
</file>